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298.91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prices from Home Depot</text:p>
          </table:table-cell>
          <table:table-cell table:style-name="ce4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de Lemos</text:p>
          </table:table-cell>
          <table:table-cell office:value-type="string" calcext:value-type="string">
            <text:p>Advising</text:p>
          </table:table-cell>
          <table:table-cell office:value-type="string" calcext:value-type="string">
            <text:p>Giving material advice and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etting final go-ahead from Greg Bliek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iving me final go-ahead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6">00/00/0000</text:date>, <text:time style:data-style-name="N2" text:time-value="16:47:34.222269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8-16T17:47:10.045688128</dc:date>
    <meta:editing-duration>P1DT6H1M24S</meta:editing-duration>
    <meta:editing-cycles>19</meta:editing-cycles>
    <meta:generator>LibreOffice/5.4.0.3$Linux_X86_64 LibreOffice_project/40m0$Build-3</meta:generator>
    <meta:document-statistic meta:table-count="1" meta:cell-count="180" meta:object-count="0"/>
  </office:meta>
</office:document-meta>
</file>